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4.19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.024cm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02cm" fo:min-width="1.0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 style:font-name="Liberation Sans1" style:font-name-asian="Liberation Sans1" style:font-name-complex="Liberation Sans1"/>
    </style:style>
    <style:style style:name="T2" style:family="text">
      <style:text-properties style:font-name="MathJax_Main" style:font-name-asian="MathJax_Main" style:font-name-complex="MathJax_Ma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0.889cm" svg:x="0.635cm" svg:y="0.508cm">
          <text:p text:style-name="P1">m || 0<text:span text:style-name="T1">λ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699cm" svg:height="0.889cm" svg:x="5.334cm" svg:y="0.508cm">
          <text:p text:style-name="P1">r 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24cm" svg:height="1.27cm" svg:x="4.699cm" svg:y="2.413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524cm" svg:height="1.27cm" svg:x="4.699cm" svg:y="5.588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699cm" svg:height="0.889cm" svg:x="0.635cm" svg:y="8.636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699cm" svg:height="0.889cm" svg:x="5.334cm" svg:y="8.636cm">
          <text:p text:style-name="P1">t 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24cm" svg:height="1.27cm" svg:x="2.222cm" svg:y="2.413cm">
          <text:p text:style-name="P1"><text:span text:style-name="T2">⊕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524cm" svg:height="1.27cm" svg:x="2.222cm" svg:y="5.588cm">
          <text:p text:style-name="P1"><text:span text:style-name="T2">⊕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.984cm" svg:y1="1.397cm" svg:x2="2.984cm" svg:y2="2.413cm" draw:start-shape="id1" draw:start-glue-point="2" draw:end-shape="id2" draw:end-glue-point="0" svg:d="M2984 1397v1016" svg:viewBox="0 0 1 1017">
          <text:p/>
        </draw:connector>
        <draw:connector draw:style-name="gr4" draw:text-style-name="P2" draw:layer="layout" draw:type="line" svg:x1="4.699cm" svg:y1="3.048cm" svg:x2="3.746cm" svg:y2="3.048cm" draw:start-shape="id3" draw:start-glue-point="3" draw:end-shape="id2" draw:end-glue-point="1" svg:d="M4699 3048h-953" svg:viewBox="0 0 954 1">
          <text:p/>
        </draw:connector>
        <draw:connector draw:style-name="gr4" draw:text-style-name="P2" draw:layer="layout" draw:type="line" svg:x1="4.699cm" svg:y1="6.223cm" svg:x2="3.746cm" svg:y2="6.223cm" draw:start-shape="id4" draw:start-glue-point="3" draw:end-shape="id5" draw:end-glue-point="1" svg:d="M4699 6223h-953" svg:viewBox="0 0 954 1">
          <text:p/>
        </draw:connector>
        <draw:connector draw:style-name="gr4" draw:text-style-name="P2" draw:layer="layout" svg:x1="7.683cm" svg:y1="1.397cm" svg:x2="6.223cm" svg:y2="3.048cm" draw:start-shape="id6" draw:start-glue-point="2" draw:end-shape="id3" draw:end-glue-point="1" svg:d="M7683 1397v1651h-1460" svg:viewBox="0 0 1461 1652">
          <text:p/>
        </draw:connector>
        <draw:connector draw:style-name="gr4" draw:text-style-name="P2" draw:layer="layout" draw:line-skew="1.207cm" svg:x1="7.683cm" svg:y1="1.397cm" svg:x2="2.984cm" svg:y2="5.588cm" draw:start-shape="id6" draw:start-glue-point="2" draw:end-shape="id5" svg:d="M7683 1397v3303h-4699v888" svg:viewBox="0 0 4700 4192">
          <text:p/>
        </draw:connector>
        <draw:connector draw:style-name="gr4" draw:text-style-name="P2" draw:layer="layout" draw:line-skew="-0.445cm 0.642cm" svg:x1="2.984cm" svg:y1="3.683cm" svg:x2="6.223cm" svg:y2="6.223cm" draw:start-shape="id2" draw:start-glue-point="2" draw:end-shape="id4" draw:end-glue-point="1" svg:d="M2984 3683v507h4382v2033h-1143" svg:viewBox="0 0 4383 2541">
          <text:p/>
        </draw:connector>
        <draw:connector draw:style-name="gr4" draw:text-style-name="P2" draw:layer="layout" draw:line-skew="-0.381cm" svg:x1="2.984cm" svg:y1="6.858cm" svg:x2="7.683cm" svg:y2="8.636cm" draw:start-shape="id5" draw:start-glue-point="2" draw:end-shape="id7" draw:end-glue-point="0" svg:d="M2984 6858v507h4699v1271" svg:viewBox="0 0 4700 1779">
          <text:p/>
        </draw:connector>
        <draw:connector draw:style-name="gr4" draw:text-style-name="P2" draw:layer="layout" draw:line-skew="0.576cm" svg:x1="7.365cm" svg:y1="6.207cm" svg:x2="2.984cm" svg:y2="8.636cm" draw:end-shape="id8" draw:end-glue-point="0" svg:d="M7365 6207v1540h-4381v889" svg:viewBox="0 0 4382 24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8:24:36.612105955</meta:creation-date>
    <dc:date>2017-01-16T18:33:54.221194099</dc:date>
    <meta:editing-duration>PT9M18S</meta:editing-duration>
    <meta:editing-cycles>1</meta:editing-cycles>
    <meta:document-statistic meta:object-count="16"/>
    <meta:generator>LibreOffice/5.1.4.2$Linux_X86_64 LibreOffice_project/10m0$Build-2</meta:generator>
  </office:meta>
</office:document-meta>
</file>